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5.8465in" fo:margin-left="-0.0194in" fo:margin-top="0in" fo:margin-bottom="0in" table:align="left" style:writing-mode="lr-tb"/>
    </style:style>
    <style:style style:name="Table2.A" style:family="table-column">
      <style:table-column-properties style:column-width="0.441in"/>
    </style:style>
    <style:style style:name="Table2.B" style:family="table-column">
      <style:table-column-properties style:column-width="1.25in"/>
    </style:style>
    <style:style style:name="Table2.C" style:family="table-column">
      <style:table-column-properties style:column-width="0.2563in"/>
    </style:style>
    <style:style style:name="Table2.D" style:family="table-column">
      <style:table-column-properties style:column-width="0.2646in"/>
    </style:style>
    <style:style style:name="Table2.F" style:family="table-column">
      <style:table-column-properties style:column-width="0.2486in"/>
    </style:style>
    <style:style style:name="Table2.G" style:family="table-column">
      <style:table-column-properties style:column-width="0.2882in"/>
    </style:style>
    <style:style style:name="Table2.M" style:family="table-column">
      <style:table-column-properties style:column-width="0.2722in"/>
    </style:style>
    <style:style style:name="Table2.R" style:family="table-column">
      <style:table-column-properties style:column-width="0.253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Table3" style:family="table">
      <style:table-properties style:width="5.8465in" fo:margin-left="-0.0194in" fo:margin-top="0in" fo:margin-bottom="0in" table:align="left" style:writing-mode="lr-tb"/>
    </style:style>
    <style:style style:name="Table3.A" style:family="table-column">
      <style:table-column-properties style:column-width="0.441in"/>
    </style:style>
    <style:style style:name="Table3.B" style:family="table-column">
      <style:table-column-properties style:column-width="1.25in"/>
    </style:style>
    <style:style style:name="Table3.C" style:family="table-column">
      <style:table-column-properties style:column-width="0.2563in"/>
    </style:style>
    <style:style style:name="Table3.D" style:family="table-column">
      <style:table-column-properties style:column-width="0.2646in"/>
    </style:style>
    <style:style style:name="Table3.F" style:family="table-column">
      <style:table-column-properties style:column-width="0.2486in"/>
    </style:style>
    <style:style style:name="Table3.G" style:family="table-column">
      <style:table-column-properties style:column-width="0.2882in"/>
    </style:style>
    <style:style style:name="Table3.M" style:family="table-column">
      <style:table-column-properties style:column-width="0.2722in"/>
    </style:style>
    <style:style style:name="Table3.R" style:family="table-column">
      <style:table-column-properties style:column-width="0.2535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00000a" style:font-name="Times New Roman" fo:font-size="11pt" fo:language="pt" fo:country="BR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2" style:family="paragraph" style:parent-style-name="Standard">
      <style:paragraph-properties fo:text-align="justify" style:justify-single-word="false"/>
      <style:text-properties fo:color="#00000a" style:font-name="Times New Roman" fo:font-size="11pt" fo:language="pt" fo:country="BR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3" style:family="paragraph" style:parent-style-name="Standard">
      <style:text-properties fo:color="#00000a" style:font-name="Times New Roman" fo:font-size="11pt" fo:language="pt" fo:country="BR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4" style:family="paragraph" style:parent-style-name="Standard">
      <style:paragraph-properties fo:text-align="center" style:justify-single-word="false"/>
      <style:text-properties fo:color="#00000a" style:font-name="Times New Roman" fo:font-size="11pt" fo:language="pt" fo:country="BR" fo:font-weight="bold" officeooo:paragraph-rsid="001aa17b" style:font-name-asian="Droid Sans Fallback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5" style:family="paragraph" style:parent-style-name="Standard">
      <style:text-properties officeooo:paragraph-rsid="001aa17b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/>
      <style:text-properties fo:color="#00000a" style:font-name="Times New Roman" fo:font-size="10pt" fo:language="pt" fo:country="BR" officeooo:paragraph-rsid="001aa17b" style:font-name-asian="Droid Sans Fallback" style:font-size-asian="10pt" style:language-asian="en" style:country-asian="US" style:font-name-complex="Times New Roman1" style:font-size-complex="10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/>
      <style:text-properties fo:color="#00000a" style:font-name="Times New Roman" fo:font-size="9pt" fo:language="pt" fo:country="BR" officeooo:paragraph-rsid="001aa17b" style:font-name-asian="Droid Sans Fallback" style:font-size-asian="9pt" style:language-asian="en" style:country-asian="US" style:font-name-complex="Times New Roman1" style:font-size-complex="9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/>
      <style:text-properties fo:color="#00000a" style:font-name="Times New Roman" fo:font-size="10.5pt" fo:language="pt" fo:country="BR" officeooo:paragraph-rsid="001aa17b" style:font-name-asian="Droid Sans Fallback" style:font-size-asian="10.5pt" style:language-asian="en" style:country-asian="US" style:font-name-complex="Times New Roman1" style:font-size-complex="10.5pt" style:language-complex="ar" style:country-complex="SA"/>
    </style:style>
    <style:style style:name="P9" style:family="paragraph" style:parent-style-name="Standard">
      <style:paragraph-properties fo:break-before="page"/>
      <style:text-properties officeooo:paragraph-rsid="001aa17b"/>
    </style:style>
    <style:style style:name="P10" style:family="paragraph" style:parent-style-name="Padrão">
      <style:paragraph-properties fo:text-align="justify" style:justify-single-word="false"/>
      <style:text-properties fo:color="#00000a" style:font-name="Times New Roman" fo:font-size="11pt" fo:language="pt" fo:country="BR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Padrão">
      <style:text-properties fo:color="#00000a" style:font-name="Times New Roman" fo:font-size="11pt" fo:language="pt" fo:country="BR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Padrão">
      <style:text-properties officeooo:paragraph-rsid="001aa17b"/>
    </style:style>
    <style:style style:name="P13" style:family="paragraph" style:parent-style-name="Standard" style:master-page-name="Standard">
      <style:paragraph-properties fo:text-align="center" style:justify-single-word="false" style:page-number="auto"/>
      <style:text-properties fo:color="#00000a" style:font-name="Times New Roman" fo:font-size="11pt" fo:language="pt" fo:country="BR" fo:font-weight="bold" officeooo:paragraph-rsid="001aa17b" style:font-name-asian="Droid Sans Fallback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fo:color="#00000a" style:font-name="Times New Roman" fo:font-size="11pt" fo:language="pt" fo:country="BR" fo:font-weight="bold" officeooo:paragraph-rsid="001aa17b" style:font-name-asian="Droid Sans Fallback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5" style:family="paragraph" style:parent-style-name="Standard">
      <style:text-properties fo:color="#00000a" style:font-name="Times New Roman" fo:font-size="11pt" fo:language="pt" fo:country="BR" fo:font-weight="bold" officeooo:paragraph-rsid="001aa17b" style:font-name-asian="Droid Sans Fallback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text-align="justify" style:justify-single-word="false"/>
      <style:text-properties fo:color="#00000a" style:font-name="Times New Roman" fo:font-size="11pt" fo:language="pt" fo:country="BR" fo:font-weight="bold" officeooo:paragraph-rsid="001aa17b" style:font-name-asian="Droid Sans Fallback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17" style:family="paragraph" style:parent-style-name="Standard">
      <style:paragraph-properties fo:text-align="center" style:justify-single-word="false"/>
      <style:text-properties fo:color="#00000a" style:font-name="Times New Roman" fo:font-size="11pt" fo:language="pt" fo:country="BR" officeooo:rsid="001aa17b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18" style:family="paragraph" style:parent-style-name="Standard">
      <style:paragraph-properties fo:text-align="center" style:justify-single-word="false"/>
      <style:text-properties fo:color="#00000a" style:font-name="Times New Roman" fo:font-size="12pt" fo:language="pt" fo:country="BR" fo:font-weight="bold" officeooo:paragraph-rsid="001aa17b" style:font-name-asian="Droid Sans Fallback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P19" style:family="paragraph" style:parent-style-name="Standard">
      <style:paragraph-properties fo:break-before="page"/>
      <style:text-properties fo:color="#00000a" style:font-name="Times New Roman" fo:font-size="11pt" fo:language="pt" fo:country="BR" fo:font-weight="bold" officeooo:paragraph-rsid="001aa17b" style:font-name-asian="Droid Sans Fallback" style:font-size-asian="11pt" style:language-asian="en" style:country-asian="US" style:font-weight-asian="bold" style:font-name-complex="Times New Roman1" style:font-size-complex="11pt" style:language-complex="ar" style:country-complex="SA"/>
    </style:style>
    <style:style style:name="P20" style:family="paragraph" style:parent-style-name="List_20_Paragraph" style:list-style-name="WWNum2">
      <style:paragraph-properties fo:text-align="justify" style:justify-single-word="false"/>
      <style:text-properties fo:color="#00000a" style:font-name="Times New Roman" fo:font-size="11pt" fo:language="pt" fo:country="BR" fo:font-weight="bold" officeooo:paragraph-rsid="001aa17b" style:font-name-asian="Droid Sans Fallback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21" style:family="paragraph" style:parent-style-name="List_20_Paragraph" style:list-style-name="WWNum3">
      <style:paragraph-properties fo:text-align="justify" style:justify-single-word="false"/>
      <style:text-properties fo:color="#00000a" style:font-name="Times New Roman" fo:font-size="11pt" fo:language="pt" fo:country="BR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22" style:family="paragraph" style:parent-style-name="List_20_Paragraph" style:list-style-name="WWNum4">
      <style:paragraph-properties fo:text-align="justify" style:justify-single-word="false"/>
      <style:text-properties fo:color="#00000a" style:font-name="Times New Roman" fo:font-size="11pt" fo:language="pt" fo:country="BR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23" style:family="paragraph" style:parent-style-name="List_20_Paragraph" style:list-style-name="WWNum1">
      <style:paragraph-properties fo:text-align="justify" style:justify-single-word="false"/>
      <style:text-properties fo:color="#00000a" style:font-name="Times New Roman" fo:font-size="11pt" fo:language="pt" fo:country="BR" officeooo:paragraph-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List_20_Paragraph" style:list-style-name="WWNum3">
      <style:paragraph-properties fo:text-align="justify" style:justify-single-word="false"/>
      <style:text-properties fo:color="#00000a" style:font-name="Times New Roman" fo:font-size="11pt" fo:language="pt" fo:country="BR" officeooo:paragraph-rsid="001aa17b" fo:background-color="transparent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List_20_Paragraph" style:list-style-name="WWNum2">
      <style:paragraph-properties fo:text-align="justify" style:justify-single-word="false"/>
      <style:text-properties fo:color="#00000a" style:font-name="Times New Roman" fo:font-size="12pt" fo:language="pt" fo:country="BR" fo:font-weight="bold" officeooo:paragraph-rsid="001aa17b" style:font-name-asian="Droid Sans Fallback" style:font-size-asian="12pt" style:language-asian="en" style:country-asian="US" style:font-weight-asian="bold" style:font-name-complex="Times New Roman1" style:font-size-complex="12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0a96a" style:font-weight-asian="bold"/>
    </style:style>
    <style:style style:name="T3" style:family="text">
      <style:text-properties fo:font-weight="bold" officeooo:rsid="001aa17b" style:font-weight-asian="bold" style:font-weight-complex="bold"/>
    </style:style>
    <style:style style:name="T4" style:family="text">
      <style:text-properties officeooo:rsid="0010a96a"/>
    </style:style>
    <style:style style:name="T5" style:family="text">
      <style:text-properties officeooo:rsid="00129c4e"/>
    </style:style>
    <style:style style:name="T6" style:family="text">
      <style:text-properties officeooo:rsid="00136832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147ae0" fo:background-color="transparent" loext:char-shading-value="0"/>
    </style:style>
    <style:style style:name="T9" style:family="text">
      <style:text-properties officeooo:rsid="001aa17b" fo:background-color="transparent" loext:char-shading-value="0"/>
    </style:style>
    <style:style style:name="T10" style:family="text">
      <style:text-properties officeooo:rsid="00147ae0"/>
    </style:style>
    <style:style style:name="T11" style:family="text">
      <style:text-properties fo:color="#00000a" style:font-name="Times New Roman" fo:font-size="11pt" fo:language="pt" fo:country="BR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T12" style:family="text">
      <style:text-properties fo:color="#00000a" style:font-name="Times New Roman" fo:font-size="11pt" fo:language="pt" fo:country="BR" officeooo:rsid="001aa17b" style:font-name-asian="Droid Sans Fallback" style:font-size-asian="11pt" style:language-asian="en" style:country-asian="US" style:font-name-complex="Times New Roman1" style:font-size-complex="11pt" style:language-complex="ar" style:country-complex="SA"/>
    </style:style>
    <style:style style:name="T13" style:family="text">
      <style:text-properties fo:color="#00000a" style:font-name="Times New Roman" fo:font-size="11pt" fo:language="pt" fo:country="BR" fo:font-weight="bold" officeooo:rsid="001aa17b" style:font-name-asian="Droid Sans Fallback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14" style:family="text">
      <style:text-properties officeooo:rsid="001aa17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VERSIDADE FEDERAL DE SERGIPE</text:p>
      <text:p text:style-name="P4">CENTRO DE CIÊNCIAS EXATAS E TECNOLOGIA</text:p>
      <text:p text:style-name="P4">DEPARTAMENTO DE COMPUTAÇÃO</text:p>
      <text:p text:style-name="P4">CURSO DE BACHARELADO EM CIÊNCIA DA COMPUTAÇÃO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8">OBTENÇÃO DE NUVEM DE PONTOS A PARTIR DE IMAGENS HDR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laudio Mota Oliveir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ão Cristóvão – SE</text:p>
      <text:p text:style-name="P4">Junho, 2015</text:p>
      <text:p text:style-name="P19">Universidade Federal de Sergipe<text:line-break/>Centro de Ciências Exatas e Tecnologia<text:line-break/>Departamento de Computação</text:p>
      <text:p text:style-name="P1"/>
      <text:p text:style-name="P1"/>
      <text:p text:style-name="P1"><text:span text:style-name="T2">O</text:span><text:span text:style-name="T1">btenção de </text:span><text:span text:style-name="T2">N</text:span><text:span text:style-name="T1">uvens de </text:span><text:span text:style-name="T2">P</text:span><text:span text:style-name="T1">ontos a </text:span><text:span text:style-name="T2">P</text:span><text:span text:style-name="T1">artir de </text:span><text:span text:style-name="T2">I</text:span><text:span text:style-name="T1">magens HDR</text:span></text:p>
      <text:p text:style-name="P3"/>
      <text:p text:style-name="P3"><text:span text:style-name="T1">Professora Orientadora: </text:span>Prof.ª Dr.ª Beatriz Trinchão Andrade de Carvalho<text:line-break/><text:span text:style-name="T1">Aluno:</text:span> Claudio Mota Oliveira</text:p>
      <text:p text:style-name="P3"/>
      <text:p text:style-name="P3"/>
      <text:p text:style-name="P15">1. Introdução</text:p>
      <text:p text:style-name="P10"/>
      <text:p text:style-name="P10"><text:tab/>A reconstrução de objetos 3D <text:span text:style-name="T4">surge</text:span> diante da necessidade de representação virtual de objetos do mundo real. <text:span text:style-name="T4">A maioria dos</text:span> métodos de reconstrução de objetos 3D utiliza um conjunto de imagens do objeto que se deseja reconstruir [1]. <text:span text:style-name="T4">Desta forma, uma série de métodos são propostos na literatura para gerar uma representação 3D a partir dessas imagens.</text:span></text:p>
      <text:p text:style-name="P10"><text:tab/><text:span text:style-name="T5">Nesses métodos, a</text:span> geração de objetos 3D se dá a partir do mapeamento de pontos de interesse existentes em diferentes imagens. Com a diferença de posicionamento d<text:span text:style-name="T5">os pontos em cada imagem</text:span> é possível estimar a posição real <text:span text:style-name="T5">dos mesmos, </text:span>gerando <text:span text:style-name="T5">assim </text:span>uma nuvem de pontos 3D. [1] </text:p>
      <text:p text:style-name="P10"><text:tab/>Um exemplo de aplicação da reconstrução 3D a partir de imagens foi apresentada no método proposto por Argawal et al. <text:span text:style-name="T4">[2].</text:span> No método proposto, <text:span text:style-name="T4">a aplicação</text:span> é <text:span text:style-name="T4">usada</text:span> <text:span text:style-name="T4">na</text:span> reconstrução 3D de cidades <text:span text:style-name="T4">a partir de</text:span> fotos disponíveis na Internet, <text:span text:style-name="T4">capturadas por pessoas aleatórias</text:span>. Para isto utilizou-se como objeto de estudo a cidade de Roma, que possui milhares fotos disponíveis na Internet, sendo uma cidade turística. </text:p>
      <text:p text:style-name="P10"><text:tab/><text:span text:style-name="T5">A</text:span> maior parte dos métodos existentes para reconstrução 3D <text:span text:style-name="T5">baseada em imagens</text:span> utiliza de imagens LDR (Low Dynamic Range) para a geração da nuvem de pontos. <text:span text:style-name="T5">Esse tipo de imagem possui uma baixa faixa dinâmica, tendo uma resolução limitada de cores. No entanto, elas são mais usadas por serem simples de capturar, armazenar e por serem mais comuns no mercado de câmeras convencionais [3].</text:span></text:p>
      <text:p text:style-name="P10"><text:span text:style-name="T5"><text:tab/></text:span>Imagens HDR <text:span text:style-name="T5">(High Dynamic Range)</text:span> são imagens que possuem uma maior faixa de representação de cores em relação a imagens LDR. Esse tipo de imagem possui a característica de representar bem ambientes que possuem regiões escuras e regiões clara<text:span text:style-name="T6">s</text:span>. Essa característica se assemelha ao funcionamento ao olho humano. <text:span text:style-name="T5">[3]</text:span> <text:s/></text:p>
      <text:p text:style-name="P10"><text:tab/>Existem métodos para a obtenção de imagens HDR a partir de imagens LDR, como o método de Robertson et al. <text:span text:style-name="T6">[4].</text:span> Este método é uma maneira de baixo custo para obter imagens HDR, por se utilizar apenas de um conjunto de imagens do ambiente em diferentes tempos de exposição, possibilitando obter imagens HDR a partir de câmeras convencionais. </text:p>
      <text:p text:style-name="P10"><text:tab/><text:span text:style-name="T6">Com isso, as imagens HDR têm o potencial de armazenar mais pontos de interesse que uma imagem LDR. Neste contexto, e</text:span>ste projeto visa <text:span text:style-name="T6">verificar a viabilidade de implementação de </text:span>um método para obtenção de nuvem de pontos a partir de imagens HDR. <text:span text:style-name="T6">É esperado que com isso seja possível extrair mais pontos de interesse das imagens HDR e reconstruir nuvens de pontos com maior resolução. </text:span></text:p>
      <text:p text:style-name="P10"><text:span text:style-name="T6"><text:tab/></text:span>Para isso, será feita uma pesquisa visando testar e comparar os métodos de geração de imagens HDR a partir de imagens LDR. <text:span text:style-name="T6">C</text:span>om as imagens HDR geradas, <text:span text:style-name="T6">verificaremos a possibilidade e aplicar métodos de reconstrução 3D para </text:span>obter uma nuvem de pontos do objeto capturado nas imagens.</text:p>
      <text:p text:style-name="P2"/>
      <text:p text:style-name="P2"/>
      <text:p text:style-name="P16"><text:soft-page-break/>2. Objetivo do projeto</text:p>
      <text:p text:style-name="P16"/>
      <text:p text:style-name="P16">2.1 Objetivo geral</text:p>
      <text:p text:style-name="P16"/>
      <text:p text:style-name="P2"><text:tab/>Pesquisar um método de obtenção de nuvem de pontos a partir de imagens HDR.</text:p>
      <text:p text:style-name="P2"/>
      <text:list xml:id="list7220517027584821837" text:style-name="WWNum2">
        <text:list-item>
          <text:list>
            <text:list-item>
              <text:p text:style-name="P20">Objetivos específicos</text:p>
              <text:p text:style-name="P25"/>
            </text:list-item>
          </text:list>
        </text:list-item>
      </text:list>
      <text:list xml:id="list4231194007986105564" text:style-name="WWNum3">
        <text:list-item>
          <text:p text:style-name="P21">Pe<text:span text:style-name="T7">squisar </text:span><text:span text:style-name="T8">e implementar</text:span><text:span text:style-name="T7"> métodos de geração de imagens HDR;</text:span></text:p>
        </text:list-item>
        <text:list-item>
          <text:p text:style-name="P24">Comparar métodos de geração de imagens HDR pesquisados;</text:p>
        </text:list-item>
        <text:list-item>
          <text:p text:style-name="P21">Pesquisar métodos de geração de nuvem de pontos (LDR e/ou HDR);</text:p>
        </text:list-item>
        <text:list-item>
          <text:p text:style-name="P21">Aplicar os métodos pesquisados para obtenção de nuvem de pontos a partir de imagens HDR;</text:p>
        </text:list-item>
      </text:list>
      <text:p text:style-name="P3"/>
      <text:p text:style-name="P15">3. Metodologia</text:p>
      <text:p text:style-name="P15"/>
      <text:p text:style-name="P15">3.1. Fases do projeto</text:p>
      <text:p text:style-name="P2"><text:tab/>O projeto será divido em duas fases:</text:p>
      <text:list xml:id="list423023309644053621" text:style-name="WWNum4">
        <text:list-item>
          <text:p text:style-name="P22">A primeira fase será relacionada à pesquisa sobre métodos para geração de imagens HDR a partir de imagens LDR. </text:p>
        </text:list-item>
        <text:list-item>
          <text:p text:style-name="P22">E a segunda fase será relacionada à pesquisa sobre geração de nuvem de pontos a partir de imagens HDR.</text:p>
        </text:list-item>
      </text:list>
      <text:p text:style-name="P15">3.2. Cronograma de atividades</text:p>
      <text:p text:style-name="P1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F"/>
        <table:table-column table:style-name="Table2.G"/>
        <table:table-column table:style-name="Table2.D"/>
        <table:table-column table:style-name="Table2.C" table:number-columns-repeated="2"/>
        <table:table-column table:style-name="Table2.D" table:number-columns-repeated="2"/>
        <table:table-column table:style-name="Table2.M"/>
        <table:table-column table:style-name="Table2.C"/>
        <table:table-column table:style-name="Table2.F" table:number-columns-repeated="2"/>
        <table:table-column table:style-name="Table2.C"/>
        <table:table-column table:style-name="Table2.R"/>
        <table:table-row table:style-name="Table2.1">
          <table:table-cell table:style-name="Table2.A1" table:number-rows-spanned="2" office:value-type="string">
            <text:p text:style-name="P6">Fase</text:p>
          </table:table-cell>
          <table:table-cell table:style-name="Table2.A1" table:number-rows-spanned="2" office:value-type="string">
            <text:p text:style-name="P6">Atividade</text:p>
          </table:table-cell>
          <table:table-cell table:style-name="Table2.A1" table:number-columns-spanned="4" office:value-type="string">
            <text:p text:style-name="P6">Maio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6">Junho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6">Julho</text:p>
          </table:table-cell>
          <table:covered-table-cell/>
          <table:covered-table-cell/>
          <table:covered-table-cell/>
          <table:table-cell table:style-name="Table2.A1" table:number-columns-spanned="4" office:value-type="string">
            <text:p text:style-name="P6">Agosto</text:p>
          </table:table-cell>
          <table:covered-table-cell/>
          <table:covered-table-cell/>
          <table:covered-table-cell/>
        </table:table-row>
        <table:table-row table:style-name="Table2.1">
          <table:covered-table-cell/>
          <table:covered-table-cell/>
          <table:table-cell table:style-name="Table2.A1" office:value-type="string">
            <text:p text:style-name="P7">1ª</text:p>
          </table:table-cell>
          <table:table-cell table:style-name="Table2.A1" office:value-type="string">
            <text:p text:style-name="P7">2ª</text:p>
          </table:table-cell>
          <table:table-cell table:style-name="Table2.A1" office:value-type="string">
            <text:p text:style-name="P7">3ª</text:p>
          </table:table-cell>
          <table:table-cell table:style-name="Table2.A1" office:value-type="string">
            <text:p text:style-name="P7">4ª</text:p>
          </table:table-cell>
          <table:table-cell table:style-name="Table2.A1" office:value-type="string">
            <text:p text:style-name="P7">1ª</text:p>
          </table:table-cell>
          <table:table-cell table:style-name="Table2.A1" office:value-type="string">
            <text:p text:style-name="P7">2ª</text:p>
          </table:table-cell>
          <table:table-cell table:style-name="Table2.A1" office:value-type="string">
            <text:p text:style-name="P7">3ª</text:p>
          </table:table-cell>
          <table:table-cell table:style-name="Table2.A1" office:value-type="string">
            <text:p text:style-name="P7">4ª</text:p>
          </table:table-cell>
          <table:table-cell table:style-name="Table2.A1" office:value-type="string">
            <text:p text:style-name="P7">1ª</text:p>
          </table:table-cell>
          <table:table-cell table:style-name="Table2.A1" office:value-type="string">
            <text:p text:style-name="P7">2ª</text:p>
          </table:table-cell>
          <table:table-cell table:style-name="Table2.A1" office:value-type="string">
            <text:p text:style-name="P7">3ª</text:p>
          </table:table-cell>
          <table:table-cell table:style-name="Table2.A1" office:value-type="string">
            <text:p text:style-name="P7">4ª</text:p>
          </table:table-cell>
          <table:table-cell table:style-name="Table2.A1" office:value-type="string">
            <text:p text:style-name="P7">1ª</text:p>
          </table:table-cell>
          <table:table-cell table:style-name="Table2.A1" office:value-type="string">
            <text:p text:style-name="P7">2ª</text:p>
          </table:table-cell>
          <table:table-cell table:style-name="Table2.A1" office:value-type="string">
            <text:p text:style-name="P7">3ª</text:p>
          </table:table-cell>
          <table:table-cell table:style-name="Table2.A1" office:value-type="string">
            <text:p text:style-name="P7">4ª</text:p>
          </table:table-cell>
        </table:table-row>
        <table:table-row table:style-name="Table2.1">
          <table:table-cell table:style-name="Table2.A1" table:number-rows-spanned="8" office:value-type="string">
            <text:p text:style-name="P6">1ª</text:p>
          </table:table-cell>
          <table:table-cell table:style-name="Table2.A1" office:value-type="string">
            <text:p text:style-name="P8">Contextualização sobre o assunto e reunião de recursos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covered-table-cell/>
          <table:table-cell table:style-name="Table2.A1" office:value-type="string">
            <text:p text:style-name="P8">Estudo da primeira técnica de geração de imagens HD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covered-table-cell/>
          <table:table-cell table:style-name="Table2.A1" office:value-type="string">
            <text:p text:style-name="P8">Implementação da primeira técnica de geração de imagens HD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covered-table-cell/>
          <table:table-cell table:style-name="Table2.A1" office:value-type="string">
            <text:p text:style-name="P8">Estudo da segunda técnica de geração de imagens HD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covered-table-cell/>
          <table:table-cell table:style-name="Table2.A1" office:value-type="string">
            <text:p text:style-name="P8">Implementação da segunda técnica de geração de imagens HD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covered-table-cell/>
          <table:table-cell table:style-name="Table2.A1" office:value-type="string">
            <text:p text:style-name="P8">Estudo da terceira técnica de geração de imagens HDR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covered-table-cell/>
          <table:table-cell table:style-name="Table2.A1" office:value-type="string">
            <text:p text:style-name="P8">Implementação da terceira técnica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</table:table-row>
        <table:table-row table:style-name="Table2.1">
          <table:covered-table-cell/>
          <table:table-cell table:style-name="Table2.A1" office:value-type="string">
            <text:p text:style-name="P8">Comparação dos resultados obtidos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  <table:table-cell table:style-name="Table2.A1" office:value-type="string">
            <text:p text:style-name="P6">X</text:p>
          </table:table-cell>
        </table:table-row>
      </table:table>
      <text:p text:style-name="P5"/>
      <text:p text:style-name="P5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F"/>
        <table:table-column table:style-name="Table3.G"/>
        <table:table-column table:style-name="Table3.D"/>
        <table:table-column table:style-name="Table3.C" table:number-columns-repeated="2"/>
        <table:table-column table:style-name="Table3.D" table:number-columns-repeated="2"/>
        <table:table-column table:style-name="Table3.M"/>
        <table:table-column table:style-name="Table3.C"/>
        <table:table-column table:style-name="Table3.F" table:number-columns-repeated="2"/>
        <table:table-column table:style-name="Table3.C"/>
        <table:table-column table:style-name="Table3.R"/>
        <table:table-row table:style-name="Table3.1">
          <table:table-cell table:style-name="Table3.A1" table:number-rows-spanned="2" office:value-type="string">
            <text:p text:style-name="P6">Fase</text:p>
          </table:table-cell>
          <table:table-cell table:style-name="Table3.A1" table:number-rows-spanned="2" office:value-type="string">
            <text:p text:style-name="P6">Atividade</text:p>
          </table:table-cell>
          <table:table-cell table:style-name="Table3.A1" table:number-columns-spanned="4" office:value-type="string">
            <text:p text:style-name="P6">Setembro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6">Outubro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6">Novembro</text:p>
          </table:table-cell>
          <table:covered-table-cell/>
          <table:covered-table-cell/>
          <table:covered-table-cell/>
          <table:table-cell table:style-name="Table3.A1" table:number-columns-spanned="4" office:value-type="string">
            <text:p text:style-name="P6">Dezembro</text:p>
          </table:table-cell>
          <table:covered-table-cell/>
          <table:covered-table-cell/>
          <table:covered-table-cell/>
        </table:table-row>
        <table:table-row table:style-name="Table3.1">
          <table:covered-table-cell/>
          <table:covered-table-cell/>
          <table:table-cell table:style-name="Table3.A1" office:value-type="string">
            <text:p text:style-name="P7">1ª</text:p>
          </table:table-cell>
          <table:table-cell table:style-name="Table3.A1" office:value-type="string">
            <text:p text:style-name="P7">2ª</text:p>
          </table:table-cell>
          <table:table-cell table:style-name="Table3.A1" office:value-type="string">
            <text:p text:style-name="P7">3ª</text:p>
          </table:table-cell>
          <table:table-cell table:style-name="Table3.A1" office:value-type="string">
            <text:p text:style-name="P7">4ª</text:p>
          </table:table-cell>
          <table:table-cell table:style-name="Table3.A1" office:value-type="string">
            <text:p text:style-name="P7">1ª</text:p>
          </table:table-cell>
          <table:table-cell table:style-name="Table3.A1" office:value-type="string">
            <text:p text:style-name="P7">2ª</text:p>
          </table:table-cell>
          <table:table-cell table:style-name="Table3.A1" office:value-type="string">
            <text:p text:style-name="P7">3ª</text:p>
          </table:table-cell>
          <table:table-cell table:style-name="Table3.A1" office:value-type="string">
            <text:p text:style-name="P7">4ª</text:p>
          </table:table-cell>
          <table:table-cell table:style-name="Table3.A1" office:value-type="string">
            <text:p text:style-name="P7">1ª</text:p>
          </table:table-cell>
          <table:table-cell table:style-name="Table3.A1" office:value-type="string">
            <text:p text:style-name="P7">2ª</text:p>
          </table:table-cell>
          <table:table-cell table:style-name="Table3.A1" office:value-type="string">
            <text:p text:style-name="P7">3ª</text:p>
          </table:table-cell>
          <table:table-cell table:style-name="Table3.A1" office:value-type="string">
            <text:p text:style-name="P7">4ª</text:p>
          </table:table-cell>
          <table:table-cell table:style-name="Table3.A1" office:value-type="string">
            <text:p text:style-name="P7">1ª</text:p>
          </table:table-cell>
          <table:table-cell table:style-name="Table3.A1" office:value-type="string">
            <text:p text:style-name="P7">2ª</text:p>
          </table:table-cell>
          <table:table-cell table:style-name="Table3.A1" office:value-type="string">
            <text:p text:style-name="P7">3ª</text:p>
          </table:table-cell>
          <table:table-cell table:style-name="Table3.A1" office:value-type="string">
            <text:p text:style-name="P7">4ª</text:p>
          </table:table-cell>
        </table:table-row>
        <table:table-row table:style-name="Table3.1">
          <table:table-cell table:style-name="Table3.A1" table:number-rows-spanned="4" office:value-type="string">
            <text:p text:style-name="P6">2ª</text:p>
          </table:table-cell>
          <table:table-cell table:style-name="Table3.A1" office:value-type="string">
            <text:p text:style-name="P8">Contextualização sobre o assunto e reunião de recursos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covered-table-cell/>
          <table:table-cell table:style-name="Table3.A1" office:value-type="string">
            <text:p text:style-name="P8">Estudo sobre geração de nuvens de pontos a partir de imagens <text:span text:style-name="T10">LDR/</text:span>HDR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covered-table-cell/>
          <table:table-cell table:style-name="Table3.A1" office:value-type="string">
            <text:p text:style-name="P8">Implementação <text:span text:style-name="T10">ou criação</text:span> de <text:span text:style-name="T7">técnica</text:span> de geração de nuvens de pontos aplicadas à imagens HDR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covered-table-cell/>
          <table:table-cell table:style-name="Table3.A1" office:value-type="string">
            <text:p text:style-name="P8">Análise dos resultados obtidos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>X</text:p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  <table:table-cell table:style-name="Table3.A1" office:value-type="string">
            <text:p text:style-name="P6"/>
          </table:table-cell>
        </table:table-row>
      </table:table>
      <text:p text:style-name="P5"/>
      <text:p text:style-name="P5"/>
      <text:p text:style-name="P15">3.3. Recursos</text:p>
      <text:p text:style-name="P16"><text:tab/></text:p>
      <text:p text:style-name="P2">Serão necessários para o projeto:</text:p>
      <text:list xml:id="list5439857280467818540" text:style-name="WWNum1">
        <text:list-item>
          <text:p text:style-name="P23"><text:span text:style-name="T7">Software </text:span><text:span text:style-name="T9">para</text:span><text:span text:style-name="T7"> </text:span><text:span text:style-name="T9">manipulação de</text:span><text:span text:style-name="T7"> imagens</text:span> HDR;</text:p>
        </text:list-item>
        <text:list-item>
          <text:p text:style-name="P23">Conjunto<text:span text:style-name="T14">s</text:span> de imagens LDR de diferentes <text:span text:style-name="T14">cenas, para geração de imagens HDR;</text:span></text:p>
        </text:list-item>
        <text:list-item>
          <text:p text:style-name="P23">Câmera fotográfica com tripé que possibilite regular o tempo de exposição de captura de imagens; </text:p>
        </text:list-item>
      </text:list>
      <text:p text:style-name="P3"/>
      <text:p text:style-name="P15">4. Fontes de pesquisa</text:p>
      <text:p text:style-name="P3"/>
      <text:p text:style-name="P3"><text:span text:style-name="T1"><text:tab/></text:span>[1] CAMARGO, M.R. <text:span text:style-name="T1">Geração de objetos virtuais a partir de imagens</text:span>. <text:span text:style-name="T14">Dissertação de Mestrado. <text:s/></text:span><text:span text:style-name="T7">Universidade Metodista de Piracicaba, 2008.</text:span></text:p>
      <text:p text:style-name="P3"/>
      <text:p text:style-name="P11"><text:tab/>[2] AGARWAL et al. <text:span text:style-name="T1">Building Rome in a Day</text:span>, International Conference on Computer Vision, 2009.</text:p>
      <text:p text:style-name="P12"><text:span text:style-name="T11"><text:tab/>[3] </text:span><text:span text:style-name="T12">Tecmundo. </text:span><text:span text:style-name="T13">Fotografia: como usar a técnica HDR para criar imagens mais reais.</text:span><text:span text:style-name="T12"> </text:span><text:span text:style-name="T11">Disponível em : </text:span><text:a xlink:type="simple" xlink:href="http://www.tecmundo.com.br/fotografia-e-design/2702-fotografia-como-usar-a-tecnica-hdr-para-criar-imagens-mais-reais.htm"><text:span text:style-name="Ligação_20_de_20_Internet"><text:span text:style-name="T11">http://www.tecmundo.com.br/fotografia-e-design/2702-fotografia-como-usar-a-tecnica-hdr-para-criar-imagens-mais-reais.htm</text:span></text:span></text:a><text:span text:style-name="T11">, acesso em 29/05/2015.</text:span></text:p>
      <text:p text:style-name="P11"><text:span text:style-name="T14"><text:tab/>[4] ROBERTSON et al. </text:span><text:span text:style-name="T3">Estimation-theoretic approach to dynamic range enhancement using multiple exposures</text:span><text:span text:style-name="T14">, Journal of Electronic Imaging, 2003. </text:span><text:tab/></text:p>
      <text:p text:style-name="P3"><text:line-break/>São Cristóvão, 01 de junho de 2015.</text:p>
      <text:p text:style-name="P3"/>
      <text:p text:style-name="P3"/>
      <text:p text:style-name="P3"/>
      <text:p text:style-name="P1">___________________________________________</text:p>
      <text:p text:style-name="P17">Assinatura do orientador</text:p>
      <text:p text:style-name="P1"/>
      <text:p text:style-name="P1"/>
      <text:p text:style-name="P1"/>
      <text:p text:style-name="P1">___________________________________________<text:line-break/><text:span text:style-name="T14">Assinatura do aluno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drão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>
        <style:tab-stops>
          <style:tab-stop style:position="0.4917in"/>
        </style:tab-stops>
      </style:paragraph-properties>
      <style:text-properties fo:color="#00000a" style:font-name="Calibri" fo:font-family="Calibri" style:font-family-generic="roman" style:font-pitch="variable" fo:font-size="11pt" fo:language="pt" fo:country="BR" style:font-name-asian="Droid Sans Fallback" style:font-family-asian="'Droid Sans Fallback'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style:style style:name="Ligação_20_de_20_Internet" style:display-name="Ligação de Internet" style:family="text">
      <style:text-properties fo:color="#000080" fo:language="pt" fo:country="PT" style:text-underline-style="solid" style:text-underline-width="auto" style:text-underline-color="font-color" style:language-asian="pt" style:country-asian="PT" style:language-complex="pt" style:country-complex="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9882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4882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1.9882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.4882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9882in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3.4882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9882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4882in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4.988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0.5402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.0402in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1.5402in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2.0402in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2.5402in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3.0402in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25in" fo:margin-left="3.5402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0402in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25in" fo:margin-left="4.540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6:21:16.832850482</meta:creation-date>
    <dc:date>2015-06-01T16:37:16.273137191</dc:date>
    <meta:editing-duration>PT29S</meta:editing-duration>
    <meta:editing-cycles>2</meta:editing-cycles>
    <meta:generator>LibreOffice/4.2.7.2$Linux_X86_64 LibreOffice_project/420m0$Build-2</meta:generator>
    <meta:document-statistic meta:table-count="2" meta:image-count="0" meta:object-count="0" meta:page-count="4" meta:paragraph-count="171" meta:word-count="1001" meta:character-count="5885" meta:non-whitespace-character-count="5036"/>
  </office:meta>
</office:document-meta>
</file>